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Alef" svg:font-family="Alef" style:font-pitch="variable"/>
    <style:font-face style:name="Libre Baskerville" svg:font-family="'Libre 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ource Code Pro" officeooo:rsid="00082430" officeooo:paragraph-rsid="00082430"/>
    </style:style>
    <style:style style:name="P2" style:family="paragraph" style:parent-style-name="Standard" style:list-style-name="L1">
      <style:text-properties style:font-name="Source Code Pro" officeooo:rsid="00082430" officeooo:paragraph-rsid="00082430"/>
    </style:style>
    <style:style style:name="P3" style:family="paragraph" style:parent-style-name="Standard">
      <style:paragraph-properties fo:text-align="center" style:justify-single-word="false"/>
      <style:text-properties style:font-name="Source Code Pro" fo:font-size="14pt" officeooo:rsid="00082430" officeooo:paragraph-rsid="00082430" style:font-size-asian="14pt" style:font-size-complex="14pt"/>
    </style:style>
    <style:style style:name="P4" style:family="paragraph" style:parent-style-name="Standard" style:list-style-name="L1">
      <style:text-properties style:font-name="Source Code Pro" officeooo:rsid="0008f1f0" officeooo:paragraph-rsid="000b59c2"/>
    </style:style>
    <style:style style:name="P5" style:family="paragraph" style:parent-style-name="Standard">
      <style:text-properties style:font-name="Source Code Pro" officeooo:rsid="0008f1f0" officeooo:paragraph-rsid="000b59c2"/>
    </style:style>
    <style:style style:name="P6" style:family="paragraph" style:parent-style-name="Standard" style:list-style-name="L3">
      <style:text-properties style:font-name="Source Code Pro" fo:font-size="10.5pt" fo:font-style="italic" officeooo:rsid="0008f1f0" officeooo:paragraph-rsid="000b59c2" style:font-size-asian="10.5pt" style:font-style-asian="italic" style:font-size-complex="10.5pt" style:font-style-complex="italic"/>
    </style:style>
    <style:style style:name="P7" style:family="paragraph" style:parent-style-name="Standard" style:list-style-name="L4">
      <style:text-properties style:font-name="Source Code Pro" fo:font-size="10.5pt" fo:font-style="italic" officeooo:rsid="000b59c2" officeooo:paragraph-rsid="000b59c2" style:font-size-asian="10.5pt" style:font-style-asian="italic" style:font-size-complex="10.5pt" style:font-style-complex="italic"/>
    </style:style>
    <style:style style:name="P8" style:family="paragraph" style:parent-style-name="Standard" style:list-style-name="L6">
      <style:text-properties style:font-name="Source Code Pro" fo:font-size="10.5pt" fo:font-style="italic" officeooo:rsid="000cb2fb" officeooo:paragraph-rsid="000cb2fb" style:font-size-asian="10.5pt" style:font-style-asian="italic" style:font-size-complex="10.5pt" style:font-style-complex="italic"/>
    </style:style>
    <style:style style:name="P9" style:family="paragraph" style:parent-style-name="Standard" style:list-style-name="L1">
      <style:text-properties style:font-name="Source Code Pro" officeooo:rsid="000b59c2" officeooo:paragraph-rsid="000b59c2"/>
    </style:style>
    <style:style style:name="P10" style:family="paragraph" style:parent-style-name="Standard">
      <style:text-properties style:font-name="Source Code Pro" fo:font-size="10pt" officeooo:rsid="0008f1f0" officeooo:paragraph-rsid="0008f1f0" style:font-size-asian="10pt" style:font-size-complex="10pt"/>
    </style:style>
    <style:style style:name="P11" style:family="paragraph" style:parent-style-name="Standard" style:list-style-name="L2">
      <style:text-properties fo:font-size="10.5pt" fo:font-style="italic" officeooo:paragraph-rsid="000b59c2" style:font-size-asian="10.5pt" style:font-style-asian="italic" style:font-size-complex="10.5pt" style:font-style-complex="italic"/>
    </style:style>
    <style:style style:name="P12" style:family="paragraph" style:parent-style-name="Standard" style:list-style-name="L5">
      <style:text-properties officeooo:paragraph-rsid="000cb2fb"/>
    </style:style>
    <style:style style:name="T1" style:family="text">
      <style:text-properties style:font-name="Source Code Pro" officeooo:rsid="000b59c2"/>
    </style:style>
    <style:style style:name="T2" style:family="text">
      <style:text-properties style:font-name="Source Code Pro" fo:font-size="10.5pt" fo:font-style="italic" officeooo:rsid="000b59c2" style:font-size-asian="10.5pt" style:font-style-asian="italic" style:font-size-complex="10.5pt" style:font-style-complex="italic"/>
    </style:style>
    <style:style style:name="T3" style:family="text">
      <style:text-properties style:font-name="Source Code Pro" fo:font-size="10.5pt" fo:font-style="italic" officeooo:rsid="000cb2fb" style:font-size-asian="10.5pt" style:font-style-asian="italic" style:font-size-complex="10.5pt" style:font-style-complex="italic"/>
    </style:style>
    <style:style style:name="T4" style:family="text">
      <style:text-properties style:font-name="Source Code Pro" fo:font-size="10.5pt" fo:font-style="italic" officeooo:rsid="00082430" style:font-size-asian="10.5pt" style:font-style-asian="italic" style:font-size-complex="10.5pt" style:font-style-complex="italic"/>
    </style:style>
    <style:style style:name="T5" style:family="text">
      <style:text-properties style:font-name="Source Code Pro" fo:font-size="10.5pt" fo:font-style="normal" officeooo:rsid="000cb2fb" style:font-size-asian="10.5pt" style:font-style-asian="normal" style:font-size-complex="10.5pt" style:font-style-complex="normal"/>
    </style:style>
    <style:style style:name="T6" style:family="text">
      <style:text-properties style:font-name="Source Code Pro" fo:font-size="10.5pt" fo:font-style="normal" officeooo:rsid="000de52f" style:font-size-asian="10.5pt" style:font-style-asian="normal" style:font-size-complex="10.5pt" style:font-style-complex="normal"/>
    </style:style>
    <style:style style:name="T7" style:family="text">
      <style:text-properties style:font-name="Source Code Pro" fo:font-size="10.5pt" fo:font-style="normal" style:text-underline-style="solid" style:text-underline-width="auto" style:text-underline-color="font-color" officeooo:rsid="000cb2fb" style:font-size-asian="10.5pt" style:font-style-asian="normal" style:font-size-complex="10.5pt" style:font-style-complex="normal"/>
    </style:style>
    <style:style style:name="T8" style:family="text">
      <style:text-properties officeooo:rsid="0008f1f0"/>
    </style:style>
    <style:style style:name="T9" style:family="text">
      <style:text-properties officeooo:rsid="000ac24d"/>
    </style:style>
    <style:style style:name="T10" style:family="text">
      <style:text-properties officeooo:rsid="000b59c2"/>
    </style:style>
    <style:style style:name="T11" style:family="text">
      <style:text-properties officeooo:rsid="000de5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itique Format ART 4101</text:p>
      <text:p text:style-name="P1"/>
      <text:p text:style-name="P10">Critiques are a dynamic way of gaining perspective on our works as a group <text:span text:style-name="T9">that energize us to move forward in our creative process. Being actively aware that we are doing a critique helps to sharpen how a work affects us, expands our vocabulary to talk about our work, and gives us ideas of how to improve our past, current, and future work.</text:span></text:p>
      <text:p text:style-name="P1"/>
      <text:list xml:id="list1852616576" text:style-name="L1">
        <text:list-item>
          <text:p text:style-name="P2">Screen the video quasi-synchronized as a group.</text:p>
        </text:list-item>
      </text:list>
      <text:list xml:id="list1841288918" text:style-name="L5">
        <text:list-item>
          <text:list>
            <text:list-item>
              <text:list>
                <text:list-item>
                  <text:p text:style-name="P12"><text:span text:style-name="T2">Remember our discussion about </text:span><text:span text:style-name="T3">intention.</text:span><text:span text:style-name="T5"> </text:span><text:span text:style-name="T7">Assume everything you see is intended.</text:span><text:span text:style-name="T5"> By seeing a work as fully intended, we remove the pressure of investigation in order to be more intimate with the work. "When you assume intention, you give the artist a respect they can grow into," <text:s/></text:span><text:span text:style-name="T6">as Leeman says.</text:span></text:p>
                </text:list-item>
                <text:list-item>
                  <text:p text:style-name="P12"><text:span text:style-name="T2">P</text:span><text:span text:style-name="T4">ay attention to how you react to the video. Remember to take notes. What stood out to you? What questions came up? What emotions did you feel? Where do your thoughts go?</text:span></text:p>
                </text:list-item>
              </text:list>
            </text:list-item>
          </text:list>
        </text:list-item>
      </text:list>
      <text:list xml:id="list105448973627469" text:continue-list="list1852616576" text:style-name="L1">
        <text:list-header>
          <text:p text:style-name="P2"/>
        </text:list-header>
        <text:list-item>
          <text:p text:style-name="P2">After the screening, the creator can either:</text:p>
          <text:list>
            <text:list-item>
              <text:p text:style-name="P2"><text:span text:style-name="T8">C</text:span>ontextualize the piece <text:span text:style-name="T8">and set a stage for specific feedback they have in mind</text:span></text:p>
            </text:list-item>
          </text:list>
        </text:list-item>
      </text:list>
      <text:list xml:id="list3756745985" text:style-name="L4">
        <text:list-item>
          <text:list>
            <text:list-item>
              <text:list>
                <text:list-item>
                  <text:p text:style-name="P7">Remember, do NOT belittle your work. Respect the time and effort that went into your project. Respect your peers to form their own readings of the work.</text:p>
                </text:list-item>
              </text:list>
            </text:list-item>
          </text:list>
        </text:list-item>
      </text:list>
      <text:list xml:id="list105448083471915" text:continue-list="list105448973627469" text:style-name="L1">
        <text:list-item>
          <text:list>
            <text:list-item>
              <text:p text:style-name="P4"><text:span text:style-name="T10">Ask the class to d</text:span>o a cold read <text:span text:style-name="T10">on the work</text:span>. </text:p>
            </text:list-item>
          </text:list>
        </text:list-item>
      </text:list>
      <text:list xml:id="list3463903509" text:style-name="L3">
        <text:list-item>
          <text:list>
            <text:list-item>
              <text:list>
                <text:list-item>
                  <text:p text:style-name="P6"><text:span text:style-name="T10">Cold reads help to establish a common reality and impression of the work from a formal level. This allows us to develop the same ground as a group to question what the work is doing, generating, or producing.</text:span></text:p>
                </text:list-item>
              </text:list>
            </text:list-item>
          </text:list>
        </text:list-item>
      </text:list>
      <text:list xml:id="list992939427" text:style-name="L2">
        <text:list-item>
          <text:list>
            <text:list-item>
              <text:list>
                <text:list-item>
                  <text:p text:style-name="P11"><text:span text:style-name="T1">What do you see? What do you hear? Start with the obvious and work into the details. Leeman calls this “obvious, verifiable observations about the object.” </text:span></text:p>
                  <text:p text:style-name="P11"><text:span text:style-name="T1"/></text:p>
                </text:list-item>
              </text:list>
            </text:list-item>
          </text:list>
        </text:list-item>
      </text:list>
      <text:list xml:id="list105448760793037" text:continue-list="list105448083471915" text:style-name="L1">
        <text:list-item>
          <text:p text:style-name="P9">Open up the critique to questions and comments</text:p>
        </text:list-item>
      </text:list>
      <text:list xml:id="list557909221" text:style-name="L6">
        <text:list-item>
          <text:list>
            <text:list-item>
              <text:list>
                <text:list-item>
                  <text:p text:style-name="P8">Try to avoid art direction. If you think the work could improve, try to form it into a question. For example, instead of “I wish this piece included diverse clips from different movies…” you can ask “why did you choose to include clips from this specific source?”<text:line-break/></text:p>
                </text:list-item>
                <text:list-item>
                  <text:p text:style-name="P8">Helpful questions:</text:p>
                  <text:list>
                    <text:list-item>
                      <text:p text:style-name="P8">What kind of changes would you make to your work if you could?</text:p>
                    </text:list-item>
                    <text:list-item>
                      <text:p text:style-name="P8">What were the complexities of the work?</text:p>
                    </text:list-item>
                    <text:list-item>
                      <text:p text:style-name="P8">What were you thinking when you were planning the piece and how did it change after? Why?</text:p>
                    </text:list-item>
                    <text:list-item>
                      <text:p text:style-name="P8">Why did you choose to do X or include Y?</text:p>
                    </text:list-item>
                    <text:list-item>
                      <text:p text:style-name="P8">What method did you use and what technical aspects did you use to achieve <text:span text:style-name="T11">X</text:span> effect?</text:p>
                    </text:list-item>
                  </text:list>
                </text:list-item>
              </text:list>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Alef" svg:font-family="Alef" style:font-pitch="variable"/>
    <style:font-face style:name="Libre Baskerville" svg:font-family="'Libre 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09:50:53.649000000</meta:creation-date>
    <dc:date>2020-09-29T10:54:46.683000000</dc:date>
    <meta:editing-duration>PT5M6S</meta:editing-duration>
    <meta:editing-cycles>1</meta:editing-cycles>
    <meta:document-statistic meta:table-count="0" meta:image-count="0" meta:object-count="0" meta:page-count="1" meta:paragraph-count="20" meta:word-count="417" meta:character-count="2226" meta:non-whitespace-character-count="1842"/>
    <meta:generator>LibreOffice/6.1.3.2$Windows_X86_64 LibreOffice_project/86daf60bf00efa86ad547e59e09d6bb77c699acb</meta:generator>
  </office:meta>
</office:document-meta>
</file>